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4.3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re-sans-livy-pliny" table:style-name="ta1">
        <table:shapes>
          <draw:frame draw:z-index="0" draw:style-name="gr1" draw:text-style-name="P1" svg:width="701.86pt" svg:height="352.37pt" svg:x="138.05pt" svg:y="3pt">
            <draw:object draw:notify-on-update-of-ranges="'genre-sans-livy-pliny'.A1:'genre-sans-livy-pliny'.A16 'genre-sans-livy-pliny'.B1:'genre-sans-livy-pliny'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negyric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Translation</text:p>
          </table:table-cell>
          <table:table-cell office:value-type="float" office:value="4321" calcext:value-type="float">
            <text:p>4321</text:p>
          </table:table-cell>
        </table:table-row>
        <table:table-row table:style-name="ro1">
          <table:table-cell office:value-type="string" calcext:value-type="string">
            <text:p>Dialogue</text:p>
          </table:table-cell>
          <table:table-cell office:value-type="float" office:value="11672" calcext:value-type="float">
            <text:p>11672</text:p>
          </table:table-cell>
        </table:table-row>
        <table:table-row table:style-name="ro1">
          <table:table-cell office:value-type="string" calcext:value-type="string">
            <text:p>Tragedy</text:p>
          </table:table-cell>
          <table:table-cell office:value-type="float" office:value="12878" calcext:value-type="float">
            <text:p>12878</text:p>
          </table:table-cell>
        </table:table-row>
        <table:table-row table:style-name="ro1">
          <table:table-cell office:value-type="string" calcext:value-type="string">
            <text:p>Christian</text:p>
          </table:table-cell>
          <table:table-cell office:value-type="float" office:value="18355" calcext:value-type="float">
            <text:p>18355</text:p>
          </table:table-cell>
        </table:table-row>
        <table:table-row table:style-name="ro1">
          <table:table-cell office:value-type="string" calcext:value-type="string">
            <text:p>Oratory</text:p>
          </table:table-cell>
          <table:table-cell office:value-type="float" office:value="37650" calcext:value-type="float">
            <text:p>37650</text:p>
          </table:table-cell>
        </table:table-row>
        <table:table-row table:style-name="ro1">
          <table:table-cell office:value-type="string" calcext:value-type="string">
            <text:p>Comedy</text:p>
          </table:table-cell>
          <table:table-cell office:value-type="float" office:value="55045" calcext:value-type="float">
            <text:p>55045</text:p>
          </table:table-cell>
        </table:table-row>
        <table:table-row table:style-name="ro1">
          <table:table-cell office:value-type="string" calcext:value-type="string">
            <text:p>Novel</text:p>
          </table:table-cell>
          <table:table-cell office:value-type="float" office:value="86934" calcext:value-type="float">
            <text:p>86934</text:p>
          </table:table-cell>
        </table:table-row>
        <table:table-row table:style-name="ro1">
          <table:table-cell office:value-type="string" calcext:value-type="string">
            <text:p>Medicine</text:p>
          </table:table-cell>
          <table:table-cell office:value-type="float" office:value="106135" calcext:value-type="float">
            <text:p>106135</text:p>
          </table:table-cell>
        </table:table-row>
        <table:table-row table:style-name="ro1">
          <table:table-cell office:value-type="string" calcext:value-type="string">
            <text:p>Erudit compilitation</text:p>
          </table:table-cell>
          <table:table-cell office:value-type="float" office:value="128395" calcext:value-type="float">
            <text:p>128395</text:p>
          </table:table-cell>
        </table:table-row>
        <table:table-row table:style-name="ro1">
          <table:table-cell office:value-type="string" calcext:value-type="string">
            <text:p>Philosophy</text:p>
          </table:table-cell>
          <table:table-cell office:value-type="float" office:value="177938" calcext:value-type="float">
            <text:p>177938</text:p>
          </table:table-cell>
        </table:table-row>
        <table:table-row table:style-name="ro1">
          <table:table-cell office:value-type="string" calcext:value-type="string">
            <text:p>Rhetorical writing</text:p>
          </table:table-cell>
          <table:table-cell office:value-type="float" office:value="211593" calcext:value-type="float">
            <text:p>211593</text:p>
          </table:table-cell>
        </table:table-row>
        <table:table-row table:style-name="ro1">
          <table:table-cell office:value-type="string" calcext:value-type="string">
            <text:p>Technical writing</text:p>
          </table:table-cell>
          <table:table-cell office:value-type="float" office:value="216176" calcext:value-type="float">
            <text:p>216176</text:p>
          </table:table-cell>
        </table:table-row>
        <table:table-row table:style-name="ro1">
          <table:table-cell office:value-type="string" calcext:value-type="string">
            <text:p>Poetry</text:p>
          </table:table-cell>
          <table:table-cell office:value-type="float" office:value="387999" calcext:value-type="float">
            <text:p>387999</text:p>
          </table:table-cell>
        </table:table-row>
        <table:table-row table:style-name="ro1">
          <table:table-cell office:value-type="string" calcext:value-type="string">
            <text:p>Historical writing</text:p>
          </table:table-cell>
          <table:table-cell office:value-type="float" office:value="405756" calcext:value-type="float">
            <text:p>405756</text:p>
          </table:table-cell>
        </table:table-row>
        <table:table-row table:style-name="ro1">
          <table:table-cell office:value-type="string" calcext:value-type="string">
            <text:p>Letter writing</text:p>
          </table:table-cell>
          <table:table-cell office:value-type="float" office:value="429505" calcext:value-type="float">
            <text:p>429505</text:p>
          </table:table-cell>
        </table:table-row>
      </table:table>
      <table:named-expressions/>
      <table:database-ranges>
        <table:database-range table:name="__Anonymous_Sheet_DB__0" table:target-range-address="'genre-sans-livy-pliny'.A1:'genre-sans-livy-pliny'.B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5T20:03:53.915473913</dc:date>
    <meta:editing-duration>PT2M51S</meta:editing-duration>
    <meta:editing-cycles>1</meta:editing-cycles>
    <meta:document-statistic meta:table-count="1" meta:cell-count="3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61cm" svg:height="12.432cm" xlink:href=".." xlink:type="simple" chart:class="chart:bar" chart:style-name="ch1">
        <chart:title svg:x="7.27cm" svg:y="0.384cm" chart:style-name="ch2">
          <text:p>Word number by genre (w/o Pliny the Elder &amp; Livy)</text:p>
        </chart:title>
        <chart:plot-area chart:style-name="ch3" table:cell-range-address="'genre-sans-livy-pliny'.A1:'genre-sans-livy-pliny'.B16" chart:data-source-has-labels="column" svg:x="1.506cm" svg:y="1.411cm" svg:width="22.76cm" svg:height="9.792cm">
          <chartooo:coordinate-region svg:x="2.868cm" svg:y="1.411cm" svg:width="21.398cm" svg:height="6.984cm"/>
          <chart:axis chart:dimension="x" chart:name="primary-x" chart:style-name="ch4" chartooo:axis-type="auto">
            <chartooo:date-scale/>
            <chart:title svg:x="12.379cm" svg:y="11.451cm" chart:style-name="ch5">
              <text:p>Genre</text:p>
            </chart:title>
            <chart:categories table:cell-range-address="'genre-sans-livy-pliny'.A1:'genre-sans-livy-pliny'.A16"/>
          </chart:axis>
          <chart:axis chart:dimension="y" chart:name="primary-y" chart:style-name="ch6">
            <chart:title svg:x="0.451cm" svg:y="7.634cm" chart:style-name="ch7">
              <text:p>Number of tokens</text:p>
            </chart:title>
            <chart:grid chart:style-name="ch8" chart:class="major"/>
          </chart:axis>
          <chart:series chart:style-name="ch9" chart:values-cell-range-address="'genre-sans-livy-pliny'.B1:'genre-sans-livy-pliny'.B16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anegyric</text:p>
                <draw:g>
                  <svg:desc>'genre-sans-livy-pliny'.A1:'genre-sans-livy-pliny'.A16</svg:desc>
                </draw:g>
              </table:table-cell>
              <table:table-cell office:value-type="float" office:value="1382">
                <text:p>1382</text:p>
                <draw:g>
                  <svg:desc>'genre-sans-livy-pliny'.B1:'genre-sans-livy-pliny'.B16</svg:desc>
                </draw:g>
              </table:table-cell>
            </table:table-row>
            <table:table-row>
              <table:table-cell office:value-type="string">
                <text:p>Translation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Dialogue</text:p>
              </table:table-cell>
              <table:table-cell office:value-type="float" office:value="11672">
                <text:p>11672</text:p>
              </table:table-cell>
            </table:table-row>
            <table:table-row>
              <table:table-cell office:value-type="string">
                <text:p>Tragedy</text:p>
              </table:table-cell>
              <table:table-cell office:value-type="float" office:value="12878">
                <text:p>12878</text:p>
              </table:table-cell>
            </table:table-row>
            <table:table-row>
              <table:table-cell office:value-type="string">
                <text:p>Christian</text:p>
              </table:table-cell>
              <table:table-cell office:value-type="float" office:value="18355">
                <text:p>18355</text:p>
              </table:table-cell>
            </table:table-row>
            <table:table-row>
              <table:table-cell office:value-type="string">
                <text:p>Oratory</text:p>
              </table:table-cell>
              <table:table-cell office:value-type="float" office:value="37650">
                <text:p>37650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55045">
                <text:p>55045</text:p>
              </table:table-cell>
            </table:table-row>
            <table:table-row>
              <table:table-cell office:value-type="string">
                <text:p>Novel</text:p>
              </table:table-cell>
              <table:table-cell office:value-type="float" office:value="86934">
                <text:p>86934</text:p>
              </table:table-cell>
            </table:table-row>
            <table:table-row>
              <table:table-cell office:value-type="string">
                <text:p>Medicine</text:p>
              </table:table-cell>
              <table:table-cell office:value-type="float" office:value="106135">
                <text:p>106135</text:p>
              </table:table-cell>
            </table:table-row>
            <table:table-row>
              <table:table-cell office:value-type="string">
                <text:p>Erudit compilitation</text:p>
              </table:table-cell>
              <table:table-cell office:value-type="float" office:value="128395">
                <text:p>128395</text:p>
              </table:table-cell>
            </table:table-row>
            <table:table-row>
              <table:table-cell office:value-type="string">
                <text:p>Philosophy</text:p>
              </table:table-cell>
              <table:table-cell office:value-type="float" office:value="177938">
                <text:p>177938</text:p>
              </table:table-cell>
            </table:table-row>
            <table:table-row>
              <table:table-cell office:value-type="string">
                <text:p>Rhetorical writing</text:p>
              </table:table-cell>
              <table:table-cell office:value-type="float" office:value="211593">
                <text:p>211593</text:p>
              </table:table-cell>
            </table:table-row>
            <table:table-row>
              <table:table-cell office:value-type="string">
                <text:p>Technical writing</text:p>
              </table:table-cell>
              <table:table-cell office:value-type="float" office:value="216176">
                <text:p>216176</text:p>
              </table:table-cell>
            </table:table-row>
            <table:table-row>
              <table:table-cell office:value-type="string">
                <text:p>Poetry</text:p>
              </table:table-cell>
              <table:table-cell office:value-type="float" office:value="387999">
                <text:p>387999</text:p>
              </table:table-cell>
            </table:table-row>
            <table:table-row>
              <table:table-cell office:value-type="string">
                <text:p>Historical writing</text:p>
              </table:table-cell>
              <table:table-cell office:value-type="float" office:value="405756">
                <text:p>405756</text:p>
              </table:table-cell>
            </table:table-row>
            <table:table-row>
              <table:table-cell office:value-type="string">
                <text:p>Letter writing</text:p>
              </table:table-cell>
              <table:table-cell office:value-type="float" office:value="429505">
                <text:p>4295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